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02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1.0.0.alpha0.0.0.alpha0</text:p></office:annotatio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30:07.006000000</meta:creation-date>
    <dc:date>2018-06-15T10:30:20.843000000</dc:date>
    <meta:editing-duration>PT1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6.1.0.0.alpha0$Windows_x86 LibreOffice_project/c9d1d4092a93405028b0a22a459635607646363a</meta:generator>
  </office:meta>
</office:document-meta>
</file>